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8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To</text:span> create a new branch named 'feature' in a Git repository, switch to it, make changes in Java files, and commit those changes:</text:p>
      <text:h text:style-name="Heading_20_3" text:outline-level="3">Step 1: Create and switch to the 'feature' branch</text:h>
      <text:p text:style-name="Standard"># Check out the latest state of the main branch</text:p>
      <text:p text:style-name="Standard">git checkout main</text:p>
      <text:p text:style-name="Standard"/>
      <text:p text:style-name="Standard"># Create a new branch named 'feature' and switch to it</text:p>
      <text:p text:style-name="Standard">git checkout -b feature</text:p>
      <text:p text:style-name="Standard"/>
      <text:h text:style-name="Heading_20_3" text:outline-level="3">Step 2: Make changes to Java files</text:h>
      <text:p text:style-name="Text_20_body">Assume you have Java files (<text:span text:style-name="Source_20_Text">*.java</text:span>) in your project directory. Make necessary changes or additions to these files based on your feature development.</text:p>
      <text:h text:style-name="Heading_20_3" text:outline-level="3">Step 3: Stage the changes</text:h>
      <text:p text:style-name="Standard"># Add all changes to the staging area</text:p>
      <text:p text:style-name="Standard">git add .</text:p>
      <text:p text:style-name="Standard"/>
      <text:p text:style-name="Text_20_body">Replace <text:span text:style-name="Source_20_Text">.</text:span> with specific file paths if you want to stage only certain files.</text:p>
      <text:h text:style-name="Heading_20_3" text:outline-level="3">Step 4: Commit the changes</text:h>
      <text:p text:style-name="Standard"># Commit the staged changes with a descriptive commit message</text:p>
      <text:p text:style-name="Standard">git commit -m "Implemented feature XYZ in Java"</text:p>
      <text:p text:style-name="Standard"/>
      <text:p text:style-name="Text_20_body">Replace <text:span text:style-name="Source_20_Text">"Implemented feature XYZ in Java"</text:span> with an appropriate commit message describing the changes made.</text:p>
      <text:h text:style-name="Heading_20_3" text:outline-level="3">Step 5: Push the branch to the remote repository (if needed)</text:h>
      <text:p text:style-name="Text_20_body">If you want to push your 'feature' branch and changes to a remote repository (like GitHub), use the following command:</text:p>
      <text:p text:style-name="Standard">git push -u origin feature</text:p>
      <text:p text:style-name="Standard"/>
      <text:p text:style-name="Standard">This command pushes the 'feature' branch to the remote repository and sets it to track the remote bran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4:53:28.694759019</meta:creation-date>
    <dc:date>2024-06-22T14:55:54.491114684</dc:date>
    <meta:editing-duration>PT2M26S</meta:editing-duration>
    <meta:editing-cycles>1</meta:editing-cycles>
    <meta:document-statistic meta:table-count="0" meta:image-count="0" meta:object-count="0" meta:page-count="1" meta:paragraph-count="20" meta:word-count="212" meta:character-count="1193" meta:non-whitespace-character-count="1001"/>
    <meta:generator>LibreOffice/7.3.7.2$Linux_X86_64 LibreOffice_project/30$Build-2</meta:generator>
  </office:meta>
</office:document-meta>
</file>